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ff00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100mila</text:p>
          </table:table-cell>
          <table:table-cell office:value-type="float" office:value="2.93" calcext:value-type="float">
            <text:p>2.93</text:p>
          </table:table-cell>
          <table:table-cell table:formula="of:=([.B1]+[.B2]+[.B3])/3" office:value-type="float" office:value="2.90333333333333" calcext:value-type="float">
            <text:p>2.90333333333333</text:p>
          </table:table-cell>
          <table:table-cell/>
          <table:table-cell table:style-name="ce6" office:value-type="float" office:value="2.91" calcext:value-type="float">
            <text:p>2.91</text:p>
          </table:table-cell>
          <table:table-cell table:style-name="ce6" table:formula="of:=([.E1]+[.E2]+[.E3])/3" office:value-type="float" office:value="2.89666666666667" calcext:value-type="float">
            <text:p>2.89666666666667</text:p>
          </table:table-cell>
          <table:table-cell/>
          <table:table-cell office:value-type="float" office:value="2.62951157" calcext:value-type="float">
            <text:p>2.62951157</text:p>
          </table:table-cell>
          <table:table-cell/>
          <table:table-cell office:value-type="float" office:value="2.62906225" calcext:value-type="float">
            <text:p>2.62906225</text:p>
          </table:table-cell>
          <table:table-cell/>
          <table:table-cell table:style-name="ce3"/>
        </table:table-row>
        <table:table-row table:style-name="ro1">
          <table:table-cell table:style-name="ce1" office:value-type="string" calcext:value-type="string">
            <text:p>usr</text:p>
          </table:table-cell>
          <table:table-cell office:value-type="float" office:value="2.88" calcext:value-type="float">
            <text:p>2.88</text:p>
          </table:table-cell>
          <table:table-cell table:formula="of:=([.B2]+[.B3]+[.B4])/3" office:value-type="float" office:value="2.25" calcext:value-type="float">
            <text:p>2.25</text:p>
          </table:table-cell>
          <table:table-cell table:style-name="ce1" office:value-type="string" calcext:value-type="string">
            <text:p>usr</text:p>
          </table:table-cell>
          <table:table-cell office:value-type="float" office:value="2.89" calcext:value-type="float">
            <text:p>2.89</text:p>
          </table:table-cell>
          <table:table-cell table:formula="of:=([.E2]+[.E3]+[.E4])/3" office:value-type="float" office:value="2.91" calcext:value-type="float">
            <text:p>2.91</text:p>
          </table:table-cell>
          <table:table-cell table:style-name="ce1" office:value-type="string" calcext:value-type="string">
            <text:p>internal</text:p>
          </table:table-cell>
          <table:table-cell table:style-name="ce3" office:value-type="float" office:value="0.67194074" calcext:value-type="float">
            <text:p>0.67194074</text:p>
          </table:table-cell>
          <table:table-cell table:style-name="ce1" office:value-type="string" calcext:value-type="string">
            <text:p>internal </text:p>
          </table:table-cell>
          <table:table-cell table:style-name="ce3" office:value-type="float" office:value="2.63457773" calcext:value-type="float">
            <text:p>2.63457773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strong </text:p>
          </table:table-cell>
          <table:table-cell office:value-type="float" office:value="2.9" calcext:value-type="float">
            <text:p>2.9</text:p>
          </table:table-cell>
          <table:table-cell table:formula="of:=([.B3]+[.B4]+[.B5])/3" office:value-type="float" office:value="1.61" calcext:value-type="float">
            <text:p>1.61</text:p>
          </table:table-cell>
          <table:table-cell table:style-name="ce2" office:value-type="string" calcext:value-type="string">
            <text:p>weak</text:p>
          </table:table-cell>
          <table:table-cell office:value-type="float" office:value="2.89" calcext:value-type="float">
            <text:p>2.89</text:p>
          </table:table-cell>
          <table:table-cell table:formula="of:=([.E3]+[.E4]+[.E5])/3" office:value-type="float" office:value="2.93333333333333" calcext:value-type="float">
            <text:p>2.93333333333333</text:p>
          </table:table-cell>
          <table:table-cell table:style-name="ce2" office:value-type="string" calcext:value-type="string">
            <text:p>strong</text:p>
          </table:table-cell>
          <table:table-cell table:style-name="ce3" office:value-type="float" office:value="0.33101428" calcext:value-type="float">
            <text:p>0.33101428</text:p>
          </table:table-cell>
          <table:table-cell table:style-name="ce2" office:value-type="string" calcext:value-type="string">
            <text:p>weak</text:p>
          </table:table-cell>
          <table:table-cell table:style-name="ce3" office:value-type="float" office:value="2.64574085" calcext:value-type="float">
            <text:p>2.64574085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table:formula="of:=([.B4]+[.B5]+[.B6])/3" office:value-type="float" office:value="0.966666666666667" calcext:value-type="float">
            <text:p>0.966666666666667</text:p>
          </table:table-cell>
          <table:table-cell/>
          <table:table-cell table:style-name="ce6" office:value-type="float" office:value="2.95" calcext:value-type="float">
            <text:p>2.95</text:p>
          </table:table-cell>
          <table:table-cell table:style-name="ce6" table:formula="of:=([.E4]+[.E5]+[.E6])/3" office:value-type="float" office:value="2.94666666666667" calcext:value-type="float">
            <text:p>2.94666666666667</text:p>
          </table:table-cell>
          <table:table-cell/>
          <table:table-cell table:style-name="ce3" office:value-type="float" office:value="0.22822755" calcext:value-type="float">
            <text:p>0.22822755</text:p>
          </table:table-cell>
          <table:table-cell/>
          <table:table-cell table:style-name="ce3" office:value-type="float" office:value="2.68263289" calcext:value-type="float">
            <text:p>2.68263289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table:formula="of:=([.B5]+[.B6]+[.B7])/3" office:value-type="float" office:value="0.866666666666667" calcext:value-type="float">
            <text:p>0.866666666666667</text:p>
          </table:table-cell>
          <table:table-cell/>
          <table:table-cell office:value-type="float" office:value="2.96" calcext:value-type="float">
            <text:p>2.96</text:p>
          </table:table-cell>
          <table:table-cell table:formula="of:=([.E5]+[.E6]+[.E7])/3" office:value-type="float" office:value="2.96" calcext:value-type="float">
            <text:p>2.96</text:p>
          </table:table-cell>
          <table:table-cell/>
          <table:table-cell table:style-name="ce3" office:value-type="float" office:value="0.17108404" calcext:value-type="float">
            <text:p>0.17108404</text:p>
          </table:table-cell>
          <table:table-cell/>
          <table:table-cell table:style-name="ce3" office:value-type="float" office:value="2.68242693" calcext:value-type="float">
            <text:p>2.68242693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table:formula="of:=([.B6]+[.B7]+[.B8])/3" office:value-type="float" office:value="0.77" calcext:value-type="float">
            <text:p>0.77</text:p>
          </table:table-cell>
          <table:table-cell/>
          <table:table-cell office:value-type="float" office:value="2.93" calcext:value-type="float">
            <text:p>2.93</text:p>
          </table:table-cell>
          <table:table-cell table:formula="of:=([.E6]+[.E7]+[.E8])/3" office:value-type="float" office:value="2.97" calcext:value-type="float">
            <text:p>2.97</text:p>
          </table:table-cell>
          <table:table-cell/>
          <table:table-cell table:style-name="ce3" office:value-type="float" office:value="0.13996687" calcext:value-type="float">
            <text:p>0.13996687</text:p>
          </table:table-cell>
          <table:table-cell/>
          <table:table-cell table:style-name="ce3" office:value-type="float" office:value="2.74615441" calcext:value-type="float">
            <text:p>2.74615441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table:formula="of:=([.B7]+[.B8]+[.B9])/3" office:value-type="float" office:value="0.666666666666667" calcext:value-type="float">
            <text:p>0.666666666666667</text:p>
          </table:table-cell>
          <table:table-cell/>
          <table:table-cell table:style-name="ce6" office:value-type="float" office:value="2.99" calcext:value-type="float">
            <text:p>2.99</text:p>
          </table:table-cell>
          <table:table-cell table:style-name="ce6" table:formula="of:=([.E7]+[.E8]+[.E9])/3" office:value-type="float" office:value="2.99333333333333" calcext:value-type="float">
            <text:p>2.99333333333333</text:p>
          </table:table-cell>
          <table:table-cell/>
          <table:table-cell table:style-name="ce3" office:value-type="float" office:value="0.13240704" calcext:value-type="float">
            <text:p>0.13240704</text:p>
          </table:table-cell>
          <table:table-cell/>
          <table:table-cell table:style-name="ce3" office:value-type="float" office:value="2.76263236" calcext:value-type="float">
            <text:p>2.76263236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table:formula="of:=([.B8]+[.B9]+[.B10])/3" office:value-type="float" office:value="0.646666666666667" calcext:value-type="float">
            <text:p>0.646666666666667</text:p>
          </table:table-cell>
          <table:table-cell/>
          <table:table-cell office:value-type="float" office:value="2.99" calcext:value-type="float">
            <text:p>2.99</text:p>
          </table:table-cell>
          <table:table-cell table:formula="of:=([.E8]+[.E9]+[.E10])/3" office:value-type="float" office:value="3.01666666666667" calcext:value-type="float">
            <text:p>3.01666666666667</text:p>
          </table:table-cell>
          <table:table-cell/>
          <table:table-cell table:style-name="ce3" office:value-type="float" office:value="0.11065421" calcext:value-type="float">
            <text:p>0.11065421</text:p>
          </table:table-cell>
          <table:table-cell/>
          <table:table-cell table:style-name="ce3" office:value-type="float" office:value="3.05710696" calcext:value-type="float">
            <text:p>3.05710696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table:formula="of:=([.B9]+[.B10]+[.B11])/3" office:value-type="float" office:value="0.626666666666667" calcext:value-type="float">
            <text:p>0.626666666666667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E9]+[.E10]+[.E11])/3" office:value-type="float" office:value="3.04" calcext:value-type="float">
            <text:p>3.04</text:p>
          </table:table-cell>
          <table:table-cell/>
          <table:table-cell table:style-name="ce3" office:value-type="float" office:value="0.0964188" calcext:value-type="float">
            <text:p>0.0964188</text:p>
          </table:table-cell>
          <table:table-cell/>
          <table:table-cell table:style-name="ce3" office:value-type="float" office:value="3.12656027" calcext:value-type="float">
            <text:p>3.12656027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table:formula="of:=([.B10]+[.B11]+[.B12])/3" office:value-type="float" office:value="0.61" calcext:value-type="float">
            <text:p>0.61</text:p>
          </table:table-cell>
          <table:table-cell/>
          <table:table-cell table:style-name="ce6" office:value-type="float" office:value="3.06" calcext:value-type="float">
            <text:p>3.06</text:p>
          </table:table-cell>
          <table:table-cell table:style-name="ce6" table:formula="of:=([.E10]+[.E11]+[.E12])/3" office:value-type="float" office:value="3.07" calcext:value-type="float">
            <text:p>3.07</text:p>
          </table:table-cell>
          <table:table-cell/>
          <table:table-cell table:style-name="ce3" office:value-type="float" office:value="0.11930782" calcext:value-type="float">
            <text:p>0.11930782</text:p>
          </table:table-cell>
          <table:table-cell/>
          <table:table-cell table:style-name="ce3" office:value-type="float" office:value="3.09425462" calcext:value-type="float">
            <text:p>3.09425462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table:formula="of:=([.B11]+[.B12]+[.B13])/3" office:value-type="float" office:value="0.606666666666667" calcext:value-type="float">
            <text:p>0.606666666666667</text:p>
          </table:table-cell>
          <table:table-cell/>
          <table:table-cell office:value-type="float" office:value="3.06" calcext:value-type="float">
            <text:p>3.06</text:p>
          </table:table-cell>
          <table:table-cell table:formula="of:=([.E11]+[.E12]+[.E13])/3" office:value-type="float" office:value="3.11" calcext:value-type="float">
            <text:p>3.11</text:p>
          </table:table-cell>
          <table:table-cell/>
          <table:table-cell table:style-name="ce3" office:value-type="float" office:value="0.1221828" calcext:value-type="float">
            <text:p>0.1221828</text:p>
          </table:table-cell>
          <table:table-cell/>
          <table:table-cell table:style-name="ce3" office:value-type="float" office:value="3.16279906" calcext:value-type="float">
            <text:p>3.16279906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table:formula="of:=([.B12]+[.B13]+[.B14])/3" office:value-type="float" office:value="0.603333333333333" calcext:value-type="float">
            <text:p>0.603333333333333</text:p>
          </table:table-cell>
          <table:table-cell/>
          <table:table-cell office:value-type="float" office:value="3.09" calcext:value-type="float">
            <text:p>3.09</text:p>
          </table:table-cell>
          <table:table-cell table:formula="of:=([.E12]+[.E13]+[.E14])/3" office:value-type="float" office:value="3.16" calcext:value-type="float">
            <text:p>3.16</text:p>
          </table:table-cell>
          <table:table-cell/>
          <table:table-cell table:style-name="ce3" office:value-type="float" office:value="0.11592547" calcext:value-type="float">
            <text:p>0.11592547</text:p>
          </table:table-cell>
          <table:table-cell/>
          <table:table-cell table:style-name="ce3" office:value-type="float" office:value="3.18069676" calcext:value-type="float">
            <text:p>3.18069676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([.B13]+[.B14]+[.B15])/3" office:value-type="float" office:value="0.6" calcext:value-type="float">
            <text:p>0.6</text:p>
          </table:table-cell>
          <table:table-cell/>
          <table:table-cell table:style-name="ce6" office:value-type="float" office:value="3.18" calcext:value-type="float">
            <text:p>3.18</text:p>
          </table:table-cell>
          <table:table-cell table:style-name="ce6" table:formula="of:=([.E13]+[.E14]+[.E15])/3" office:value-type="float" office:value="3.17333333333333" calcext:value-type="float">
            <text:p>3.17333333333333</text:p>
          </table:table-cell>
          <table:table-cell/>
          <table:table-cell table:style-name="ce3" office:value-type="float" office:value="0.12284655" calcext:value-type="float">
            <text:p>0.12284655</text:p>
          </table:table-cell>
          <table:table-cell/>
          <table:table-cell table:style-name="ce3" office:value-type="float" office:value="3.33818174" calcext:value-type="float">
            <text:p>3.33818174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([.B14]+[.B15]+[.B16])/3" office:value-type="float" office:value="0.613333333333333" calcext:value-type="float">
            <text:p>0.613333333333333</text:p>
          </table:table-cell>
          <table:table-cell/>
          <table:table-cell office:value-type="float" office:value="3.21" calcext:value-type="float">
            <text:p>3.21</text:p>
          </table:table-cell>
          <table:table-cell table:formula="of:=([.E14]+[.E15]+[.E16])/3" office:value-type="float" office:value="3.22" calcext:value-type="float">
            <text:p>3.22</text:p>
          </table:table-cell>
          <table:table-cell table:number-columns-repeated="5"/>
          <table:table-cell table:style-name="ce3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([.B15]+[.B16]+[.B17])/3" office:value-type="float" office:value="0.626666666666667" calcext:value-type="float">
            <text:p>0.626666666666667</text:p>
          </table:table-cell>
          <table:table-cell/>
          <table:table-cell office:value-type="float" office:value="3.13" calcext:value-type="float">
            <text:p>3.13</text:p>
          </table:table-cell>
          <table:table-cell table:formula="of:=([.E15]+[.E16]+[.E17])/3" office:value-type="float" office:value="3.22333333333333" calcext:value-type="float">
            <text:p>3.22333333333333</text:p>
          </table:table-cell>
          <table:table-cell table:number-columns-repeated="5"/>
          <table:table-cell table:style-name="ce3"/>
        </table:table-row>
        <table:table-row table:style-name="ro2">
          <table:table-cell/>
          <table:table-cell office:value-type="float" office:value="0.64" calcext:value-type="float">
            <text:p>0.64</text:p>
          </table:table-cell>
          <table:table-cell table:formula="of:=([.B16]+[.B17]+[.B18])/3" office:value-type="float" office:value="0.636666666666667" calcext:value-type="float">
            <text:p>0.636666666666667</text:p>
          </table:table-cell>
          <table:table-cell/>
          <table:table-cell table:style-name="ce6" office:value-type="float" office:value="3.32" calcext:value-type="float">
            <text:p>3.32</text:p>
          </table:table-cell>
          <table:table-cell table:style-name="ce6" table:formula="of:=([.E16]+[.E17]+[.E18])/3" office:value-type="float" office:value="3.26333333333333" calcext:value-type="float">
            <text:p>3.26333333333333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64" calcext:value-type="float">
            <text:p>0.64</text:p>
          </table:table-cell>
          <table:table-cell table:formula="of:=([.B17]+[.B18]+[.B19])/3" office:value-type="float" office:value="0.656666666666667" calcext:value-type="float">
            <text:p>0.656666666666667</text:p>
          </table:table-cell>
          <table:table-cell/>
          <table:table-cell office:value-type="float" office:value="3.22" calcext:value-type="float">
            <text:p>3.22</text:p>
          </table:table-cell>
          <table:table-cell table:formula="of:=([.E17]+[.E18]+[.E19])/3" office:value-type="float" office:value="3.33" calcext:value-type="float">
            <text:p>3.33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63" calcext:value-type="float">
            <text:p>0.63</text:p>
          </table:table-cell>
          <table:table-cell table:formula="of:=([.B18]+[.B19]+[.B20])/3" office:value-type="float" office:value="0.67" calcext:value-type="float">
            <text:p>0.67</text:p>
          </table:table-cell>
          <table:table-cell/>
          <table:table-cell office:value-type="float" office:value="3.25" calcext:value-type="float">
            <text:p>3.25</text:p>
          </table:table-cell>
          <table:table-cell table:formula="of:=([.E18]+[.E19]+[.E20])/3" office:value-type="float" office:value="3.36666666666667" calcext:value-type="float">
            <text:p>3.36666666666667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7" calcext:value-type="float">
            <text:p>0.7</text:p>
          </table:table-cell>
          <table:table-cell table:formula="of:=([.B19]+[.B20]+[.B21])/3" office:value-type="float" office:value="0.693333333333333" calcext:value-type="float">
            <text:p>0.693333333333333</text:p>
          </table:table-cell>
          <table:table-cell/>
          <table:table-cell table:style-name="ce6" office:value-type="float" office:value="3.52" calcext:value-type="float">
            <text:p>3.52</text:p>
          </table:table-cell>
          <table:table-cell table:style-name="ce6" table:formula="of:=([.E19]+[.E20]+[.E21])/3" office:value-type="float" office:value="3.4" calcext:value-type="float">
            <text:p>3.4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68" calcext:value-type="float">
            <text:p>0.68</text:p>
          </table:table-cell>
          <table:table-cell table:formula="of:=([.B20]+[.B21]+[.B22])/3" office:value-type="float" office:value="0.716666666666667" calcext:value-type="float">
            <text:p>0.716666666666667</text:p>
          </table:table-cell>
          <table:table-cell/>
          <table:table-cell office:value-type="float" office:value="3.33" calcext:value-type="float">
            <text:p>3.33</text:p>
          </table:table-cell>
          <table:table-cell table:formula="of:=([.E20]+[.E21]+[.E22])/3" office:value-type="float" office:value="3.47333333333333" calcext:value-type="float">
            <text:p>3.47333333333333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7" calcext:value-type="float">
            <text:p>0.7</text:p>
          </table:table-cell>
          <table:table-cell table:formula="of:=([.B21]+[.B22]+[.B23])/3" office:value-type="float" office:value="0.753333333333333" calcext:value-type="float">
            <text:p>0.753333333333333</text:p>
          </table:table-cell>
          <table:table-cell/>
          <table:table-cell office:value-type="float" office:value="3.35" calcext:value-type="float">
            <text:p>3.35</text:p>
          </table:table-cell>
          <table:table-cell table:formula="of:=([.E21]+[.E22]+[.E23])/3" office:value-type="float" office:value="3.61333333333333" calcext:value-type="float">
            <text:p>3.61333333333333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77" calcext:value-type="float">
            <text:p>0.77</text:p>
          </table:table-cell>
          <table:table-cell table:formula="of:=([.B22]+[.B23]+[.B24])/3" office:value-type="float" office:value="0.78" calcext:value-type="float">
            <text:p>0.78</text:p>
          </table:table-cell>
          <table:table-cell/>
          <table:table-cell table:style-name="ce6" office:value-type="float" office:value="3.74" calcext:value-type="float">
            <text:p>3.74</text:p>
          </table:table-cell>
          <table:table-cell table:style-name="ce6" table:formula="of:=([.E22]+[.E23]+[.E24])/3" office:value-type="float" office:value="3.75666666666667" calcext:value-type="float">
            <text:p>3.75666666666667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79" calcext:value-type="float">
            <text:p>0.79</text:p>
          </table:table-cell>
          <table:table-cell table:formula="of:=([.B23]+[.B24]+[.B25])/3" office:value-type="float" office:value="0.82" calcext:value-type="float">
            <text:p>0.82</text:p>
          </table:table-cell>
          <table:table-cell/>
          <table:table-cell office:value-type="float" office:value="3.75" calcext:value-type="float">
            <text:p>3.75</text:p>
          </table:table-cell>
          <table:table-cell table:formula="of:=([.E23]+[.E24]+[.E25])/3" office:value-type="float" office:value="3.81" calcext:value-type="float">
            <text:p>3.81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78" calcext:value-type="float">
            <text:p>0.78</text:p>
          </table:table-cell>
          <table:table-cell table:formula="of:=([.B24]+[.B25]+[.B26])/3" office:value-type="float" office:value="0.833333333333333" calcext:value-type="float">
            <text:p>0.833333333333333</text:p>
          </table:table-cell>
          <table:table-cell/>
          <table:table-cell office:value-type="float" office:value="3.78" calcext:value-type="float">
            <text:p>3.78</text:p>
          </table:table-cell>
          <table:table-cell table:formula="of:=([.E24]+[.E25]+[.E26])/3" office:value-type="float" office:value="3.81666666666667" calcext:value-type="float">
            <text:p>3.81666666666667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89" calcext:value-type="float">
            <text:p>0.89</text:p>
          </table:table-cell>
          <table:table-cell table:formula="of:=([.B25]+[.B26]+[.B27])/3" office:value-type="float" office:value="0.856666666666667" calcext:value-type="float">
            <text:p>0.856666666666667</text:p>
          </table:table-cell>
          <table:table-cell/>
          <table:table-cell table:style-name="ce6" office:value-type="float" office:value="3.9" calcext:value-type="float">
            <text:p>3.9</text:p>
          </table:table-cell>
          <table:table-cell table:style-name="ce6" table:formula="of:=([.E25]+[.E26]+[.E27])/3" office:value-type="float" office:value="3.83666666666667" calcext:value-type="float">
            <text:p>3.83666666666667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83" calcext:value-type="float">
            <text:p>0.83</text:p>
          </table:table-cell>
          <table:table-cell table:formula="of:=([.B26]+[.B27]+[.B28])/3" office:value-type="float" office:value="0.9" calcext:value-type="float">
            <text:p>0.9</text:p>
          </table:table-cell>
          <table:table-cell/>
          <table:table-cell office:value-type="float" office:value="3.77" calcext:value-type="float">
            <text:p>3.77</text:p>
          </table:table-cell>
          <table:table-cell table:formula="of:=([.E26]+[.E27]+[.E28])/3" office:value-type="float" office:value="3.86666666666667" calcext:value-type="float">
            <text:p>3.86666666666667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85" calcext:value-type="float">
            <text:p>0.85</text:p>
          </table:table-cell>
          <table:table-cell table:formula="of:=([.B27]+[.B28]+[.B29])/3" office:value-type="float" office:value="0.936666666666667" calcext:value-type="float">
            <text:p>0.936666666666667</text:p>
          </table:table-cell>
          <table:table-cell/>
          <table:table-cell office:value-type="float" office:value="3.84" calcext:value-type="float">
            <text:p>3.84</text:p>
          </table:table-cell>
          <table:table-cell table:formula="of:=([.E27]+[.E28]+[.E29])/3" office:value-type="float" office:value="3.93333333333333" calcext:value-type="float">
            <text:p>3.93333333333333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02" calcext:value-type="float">
            <text:p>1.02</text:p>
          </table:table-cell>
          <table:table-cell table:formula="of:=([.B28]+[.B29]+[.B30])/3" office:value-type="float" office:value="0.986666666666667" calcext:value-type="float">
            <text:p>0.986666666666667</text:p>
          </table:table-cell>
          <table:table-cell/>
          <table:table-cell table:style-name="ce6" office:value-type="float" office:value="3.99" calcext:value-type="float">
            <text:p>3.99</text:p>
          </table:table-cell>
          <table:table-cell table:style-name="ce6" table:formula="of:=([.E28]+[.E29]+[.E30])/3" office:value-type="float" office:value="3.95333333333333" calcext:value-type="float">
            <text:p>3.95333333333333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94" calcext:value-type="float">
            <text:p>0.94</text:p>
          </table:table-cell>
          <table:table-cell table:formula="of:=([.B29]+[.B30]+[.B31])/3" office:value-type="float" office:value="0.983333333333333" calcext:value-type="float">
            <text:p>0.983333333333333</text:p>
          </table:table-cell>
          <table:table-cell/>
          <table:table-cell office:value-type="float" office:value="3.97" calcext:value-type="float">
            <text:p>3.97</text:p>
          </table:table-cell>
          <table:table-cell table:formula="of:=([.E29]+[.E30]+[.E31])/3" office:value-type="float" office:value="3.99666666666667" calcext:value-type="float">
            <text:p>3.99666666666667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([.B30]+[.B31]+[.B32])/3" office:value-type="float" office:value="1.02" calcext:value-type="float">
            <text:p>1.02</text:p>
          </table:table-cell>
          <table:table-cell/>
          <table:table-cell office:value-type="float" office:value="3.9" calcext:value-type="float">
            <text:p>3.9</text:p>
          </table:table-cell>
          <table:table-cell table:formula="of:=([.E30]+[.E31]+[.E32])/3" office:value-type="float" office:value="4.05" calcext:value-type="float">
            <text:p>4.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01" calcext:value-type="float">
            <text:p>1.01</text:p>
          </table:table-cell>
          <table:table-cell table:formula="of:=([.B31]+[.B32]+[.B33])/3" office:value-type="float" office:value="1.04666666666667" calcext:value-type="float">
            <text:p>1.04666666666667</text:p>
          </table:table-cell>
          <table:table-cell/>
          <table:table-cell table:style-name="ce6" office:value-type="float" office:value="4.12" calcext:value-type="float">
            <text:p>4.12</text:p>
          </table:table-cell>
          <table:table-cell table:style-name="ce6" table:formula="of:=([.E31]+[.E32]+[.E33])/3" office:value-type="float" office:value="4.12666666666667" calcext:value-type="float">
            <text:p>4.12666666666667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05" calcext:value-type="float">
            <text:p>1.05</text:p>
          </table:table-cell>
          <table:table-cell table:formula="of:=([.B32]+[.B33]+[.B34])/3" office:value-type="float" office:value="1.10666666666667" calcext:value-type="float">
            <text:p>1.10666666666667</text:p>
          </table:table-cell>
          <table:table-cell/>
          <table:table-cell office:value-type="float" office:value="4.13" calcext:value-type="float">
            <text:p>4.13</text:p>
          </table:table-cell>
          <table:table-cell table:formula="of:=([.E32]+[.E33]+[.E34])/3" office:value-type="float" office:value="4.2" calcext:value-type="float">
            <text:p>4.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08" calcext:value-type="float">
            <text:p>1.08</text:p>
          </table:table-cell>
          <table:table-cell table:formula="of:=([.B33]+[.B34]+[.B35])/3" office:value-type="float" office:value="1.16" calcext:value-type="float">
            <text:p>1.16</text:p>
          </table:table-cell>
          <table:table-cell/>
          <table:table-cell office:value-type="float" office:value="4.13" calcext:value-type="float">
            <text:p>4.13</text:p>
          </table:table-cell>
          <table:table-cell table:formula="of:=([.E33]+[.E34]+[.E35])/3" office:value-type="float" office:value="4.26333333333333" calcext:value-type="float">
            <text:p>4.26333333333333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table:formula="of:=([.B34]+[.B35]+[.B36])/3" office:value-type="float" office:value="1.21" calcext:value-type="float">
            <text:p>1.21</text:p>
          </table:table-cell>
          <table:table-cell/>
          <table:table-cell table:style-name="ce6" office:value-type="float" office:value="4.34" calcext:value-type="float">
            <text:p>4.34</text:p>
          </table:table-cell>
          <table:table-cell table:style-name="ce6" table:formula="of:=([.E34]+[.E35]+[.E36])/3" office:value-type="float" office:value="4.29666666666667" calcext:value-type="float">
            <text:p>4.29666666666667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21" calcext:value-type="float">
            <text:p>1.21</text:p>
          </table:table-cell>
          <table:table-cell table:formula="of:=([.B35]+[.B36]+[.B37])/3" office:value-type="float" office:value="1.25666666666667" calcext:value-type="float">
            <text:p>1.25666666666667</text:p>
          </table:table-cell>
          <table:table-cell/>
          <table:table-cell office:value-type="float" office:value="4.32" calcext:value-type="float">
            <text:p>4.32</text:p>
          </table:table-cell>
          <table:table-cell table:formula="of:=([.E35]+[.E36]+[.E37])/3" office:value-type="float" office:value="4.37" calcext:value-type="float">
            <text:p>4.37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23" calcext:value-type="float">
            <text:p>1.23</text:p>
          </table:table-cell>
          <table:table-cell table:formula="of:=([.B36]+[.B37]+[.B38])/3" office:value-type="float" office:value="1.31666666666667" calcext:value-type="float">
            <text:p>1.31666666666667</text:p>
          </table:table-cell>
          <table:table-cell/>
          <table:table-cell office:value-type="float" office:value="4.23" calcext:value-type="float">
            <text:p>4.23</text:p>
          </table:table-cell>
          <table:table-cell table:formula="of:=([.E36]+[.E37]+[.E38])/3" office:value-type="float" office:value="4.45" calcext:value-type="float">
            <text:p>4.4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table:formula="of:=([.B37]+[.B38]+[.B39])/3" office:value-type="float" office:value="1.34666666666667" calcext:value-type="float">
            <text:p>1.34666666666667</text:p>
          </table:table-cell>
          <table:table-cell/>
          <table:table-cell table:style-name="ce6" office:value-type="float" office:value="4.56" calcext:value-type="float">
            <text:p>4.56</text:p>
          </table:table-cell>
          <table:table-cell table:style-name="ce6" table:formula="of:=([.E37]+[.E38]+[.E39])/3" office:value-type="float" office:value="4.53666666666667" calcext:value-type="float">
            <text:p>4.53666666666667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39" calcext:value-type="float">
            <text:p>1.39</text:p>
          </table:table-cell>
          <table:table-cell table:formula="of:=([.B38]+[.B39]+[.B40])/3" office:value-type="float" office:value="0.903333333333333" calcext:value-type="float">
            <text:p>0.903333333333333</text:p>
          </table:table-cell>
          <table:table-cell/>
          <table:table-cell office:value-type="float" office:value="4.56" calcext:value-type="float">
            <text:p>4.56</text:p>
          </table:table-cell>
          <table:table-cell table:formula="of:=([.E38]+[.E39]+[.E40])/3" office:value-type="float" office:value="3.01666666666667" calcext:value-type="float">
            <text:p>3.01666666666667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32" calcext:value-type="float">
            <text:p>1.32</text:p>
          </table:table-cell>
          <table:table-cell table:formula="of:=([.B39]+[.B40]+[.B41])/3" office:value-type="float" office:value="0.44" calcext:value-type="float">
            <text:p>0.44</text:p>
          </table:table-cell>
          <table:table-cell/>
          <table:table-cell office:value-type="float" office:value="4.49" calcext:value-type="float">
            <text:p>4.49</text:p>
          </table:table-cell>
          <table:table-cell table:formula="of:=([.E39]+[.E40]+[.E41])/3" office:value-type="float" office:value="1.49666666666667" calcext:value-type="float">
            <text:p>1.496666666666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8:12:03.929323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22:54:52.100210097</meta:creation-date>
    <dc:date>2020-11-15T18:39:13.738218029</dc:date>
    <meta:editing-duration>PT19H27M20S</meta:editing-duration>
    <meta:editing-cycles>6</meta:editing-cycles>
    <meta:generator>LibreOffice/6.4.6.2$Linux_X86_64 LibreOffice_project/40$Build-2</meta:generator>
    <meta:document-statistic meta:table-count="1" meta:cell-count="191" meta:object-count="0"/>
  </office:meta>
</office:document-meta>
</file>